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2.932cm" fo:min-width="2.68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236cm" loext:decorative="false"/>
      <style:paragraph-properties style:writing-mode="lr-tb"/>
    </style:style>
    <style:style style:name="gr9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1.93cm" fo:min-width="1.72cm" fo:padding-top="0.625cm" fo:padding-bottom="0.625cm" fo:padding-left="0.75cm" fo:padding-right="0.75cm" loext:decorative="false"/>
    </style:style>
    <style:style style:name="gr10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11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12" style:family="graphic" style:parent-style-name="standard">
      <style:graphic-properties svg:stroke-width="0.5cm" svg:stroke-color="#168253" draw:marker-start-width="0.95cm" draw:marker-end-width="0.95cm" svg:stroke-linecap="round" draw:fill="none" draw:fill-color="#729fcf" loext:fill-use-slide-background="false" draw:textarea-horizontal-align="justify" draw:textarea-vertical-align="middle" draw:auto-grow-height="false" fo:min-height="2.471cm" fo:min-width="2.22cm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style:text-properties fo:font-size="13pt"/>
    </style:style>
    <style:style style:name="P10" style:family="paragraph">
      <loext:graphic-properties draw:fill="none" draw:fill-color="#ffffff"/>
      <style:text-properties fo:font-size="13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729fcf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10pt" style:font-size-complex="10pt"/>
    </style:style>
    <style:style style:name="T3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18cm">
          <text:p text:style-name="P2"><text:span text:style-name="T1">word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2.1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9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frame draw:style-name="gr5" draw:text-style-name="P7" draw:layer="layout" svg:width="7cm" svg:height="2.453cm" svg:x="2.75cm" svg:y="5.935cm">
          <draw:text-box>
            <text:p text:style-name="P6"><text:span text:style-name="T2">Inverted index </text:span></text:p>
          </draw:text-box>
        </draw:frame>
        <draw:g draw:style-name="gr6">
          <draw:custom-shape draw:style-name="gr7" draw:text-style-name="P8" draw:layer="layout" svg:width="4.496cm" svg:height="4.498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0" draw:layer="layout" svg:width="3.747cm" svg:height="3.486cm" svg:x="2.993cm" svg:y="8.633cm">
            <draw:text-box>
              <text:p text:style-name="P9"><text:span text:style-name="T3">plane <text:s/>would you <text:s text:c="2"/>prohibited objects <text:s/>you as may not take th no knives <text:s/>guns spears <text:s/>armthin</text:span></text:p>
            </draw:text-box>
          </draw:frame>
          <draw:custom-shape draw:style-name="gr9" draw:text-style-name="P11" draw:layer="layout" svg:width="4.552cm" svg:height="4.496cm" svg:x="2.512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2" draw:layer="layout" svg:x1="6.779cm" svg:y1="12.264cm" svg:x2="10.193cm" svg:y2="15.679cm">
            <text:p/>
          </draw:line>
          <draw:line draw:style-name="gr11" draw:text-style-name="P12" draw:layer="layout" svg:x1="6.495cm" svg:y1="11.98cm" svg:x2="10.193cm" svg:y2="15.679cm">
            <text:p/>
          </draw:line>
          <draw:custom-shape draw:style-name="gr12" draw:text-style-name="P13" draw:layer="layout" svg:width="4.552cm" svg:height="4.553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50M36S</meta:editing-duration>
    <meta:editing-cycles>8</meta:editing-cycles>
    <meta:generator>LibreOffice/25.2.7.2$Windows_X86_64 LibreOffice_project/5cbfd1ab6520636bb5f7b99185aa69bd7456825d</meta:generator>
    <dc:date>2026-01-03T09:37:41.723525900</dc:date>
    <meta:document-statistic meta:object-count="16"/>
  </office:meta>
</office:document-meta>
</file>